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2" style:family="paragraph" style:parent-style-name="Standard" style:list-style-name="WWNum1" style:master-page-name="Standard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style:page-number="1" fo:background-color="#ffffff"/>
    </style:style>
    <style:style style:name="P3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4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  <style:text-properties fo:color="#212529" fo:font-size="10.5pt" style:font-size-asian="10.5pt" style:font-size-complex="10.5pt"/>
    </style:style>
    <style:style style:name="T1" style:family="text">
      <style:text-properties fo:color="#212529" fo:font-size="10.5pt" style:font-size-asian="10.5pt" style:font-size-complex="10.5pt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94468874" text:style-name="WWNum1">
        <text:list-item>
          <text:p text:style-name="P2"><text:span text:style-name="T1">Hvilke teknologier, kan indplaceres på de 3 lag?</text:span></text:p>
        </text:list-item>
      </text:list>
      <text:p text:style-name="P3"><text:span text:style-name="T1">Lag 1(Presentation Lag): wpf, react, django, wordpress, smart watch, smart-anything</text:span></text:p>
      <text:p text:style-name="P3"><text:span text:style-name="T1">Lag 2 (Business Logic Lag): python, c#, php, node.js</text:span></text:p>
      <text:p text:style-name="P3"><text:span text:style-name="T1">Lag 3 (Data Lag): relationelle og ikke-relationelle databaser (sql, mongodb). Filer</text:span></text:p>
      <text:list xml:id="list224642381100431" text:continue-numbering="true" text:style-name="WWNum1">
        <text:list-item>
          <text:p text:style-name="P1"><text:span text:style-name="T1">Hvordan kommunikerer lagene mellem hinanden?</text:span></text:p>
        </text:list-item>
      </text:list>
      <text:p text:style-name="P3"><text:span text:style-name="T1">Lag 1 og 2 kan fx bruge http-protokollen til sende json/xml til hinanden.</text:span></text:p>
      <text:p text:style-name="P4"/>
      <text:list xml:id="list224641546835538" text:continue-numbering="true" text:style-name="WWNum1">
        <text:list-item>
          <text:p text:style-name="P1"><text:span text:style-name="T1">Hvilke fordele er der med denne arkitektur?</text:span></text:p>
        </text:list-item>
      </text:list>
      <text:p text:style-name="P3"><text:span text:style-name="T1">Dynamisk, skalerbar, sikkerhed</text:span></text:p>
      <text:p text:style-name="P3"><text:span text:style-name="T1">Skalerbar fordi databasen ikke skal have mange forbindelser åbne til mange klienter, men kan nøjes med at have færre forbindelser til få servere. </text:span></text:p>
      <text:p text:style-name="P3"><text:span text:style-name="T1">Sikkerheden er bedre fordi klienter ikke har direkte adgang til databasen.</text:span></text:p>
      <text:p text:style-name="P3"><text:span text:style-name="T1">Dynamisk fordi man kan koble forskellige slags teknologier og maskiner sammen på denne måde og fordi meget derfor kan genbruges. </text:span></text:p>
      <text:p text:style-name="P4"/>
      <text:list xml:id="list224641537290547" text:continue-numbering="true" text:style-name="WWNum1">
        <text:list-item>
          <text:p text:style-name="P1"><text:span text:style-name="T1">Hvilke ulemper er der med denne arkitektur?</text:span></text:p>
        </text:list-item>
      </text:list>
      <text:p text:style-name="Standard">flere ressourcer (server skal køre konstant, extra server mellem klient og database), evt. langsommere kommunikation set fra klienten til databasen, en mere kompleks løsning</text:p>
      <text:p text:style-name="Standard"/>
      <text:p text:style-name="Standard"/>
      <text:p text:style-name="Standard"/>
      <text:p text:style-name="Standard"><text:a xlink:type="simple" xlink:href="https://www.geeksforgeeks.org/advantages-and-disadvantages-of-three-tier-architecture-in-dbms/" text:style-name="ListLabel_20_10" text:visited-style-name="ListLabel_20_10"><text:span text:style-name="T2">https://www.geeksforgeeks.org/advantages-and-disadvantages-of-three-tier-architecture-in-dbms/</text:span></text:a></text:p>
      <text:p text:style-name="Standard"/>
      <text:p text:style-name="Standard">https://euxitbtietgensoer927d.wordpress.com/2017/05/28/tre-lags-arkitektu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12529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157" meta:character-count="1194" meta:non-whitespace-character-count="1054"/>
    <meta:generator>LibreOfficeDev/6.0.5.2$Linux_X86_64 LibreOffice_project/</meta:generator>
  </office:meta>
</office:document-meta>
</file>